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paragraph-properties fo:line-height="100%"/>
    </style:style>
    <style:style style:name="P2" style:family="paragraph" style:parent-style-name="Heading_20_2">
      <style:paragraph-properties fo:line-height="100%" fo:text-align="start" style:justify-single-word="false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livro">
        <text:section text:style-name="Sect1" text:name="Seção1">
          <text:section text:style-name="Sect1" text:name="Seção2">
            <text:section text:style-name="Sect1" text:name="Seção3">
              <text:section text:style-name="Sect1" text:name="Seção4">
                <text:section text:style-name="Sect1" text:name="Seção5">
                  <text:section text:style-name="Sect1" text:name="Seção6">
                    <text:section text:style-name="Sect1" text:name="Seção7">
                      <text:section text:style-name="Sect1" text:name="Seção8">
                        <text:section text:style-name="Sect1" text:name="Seção9">
                          <text:section text:style-name="Sect1" text:name="Seção10">
                            <text:section text:style-name="Sect1" text:name="Seção11">
                              <text:section text:style-name="Sect1" text:name="Seção12">
                                <text:section text:style-name="Sect1" text:name="Seção13">
                                  <text:section text:style-name="Sect1" text:name="Seção14">
                                    <text:section text:style-name="Sect1" text:name="Seção15">
                                      <text:section text:style-name="Sect1" text:name="Seção16">
                                        <text:h text:style-name="P2" text:outline-level="2"><text:bookmark text:name="livro"/>Filemon</text:h>
                                        <text:section text:style-name="Sect1" text:name="cap1">
                                          <text:p text:style-name="P1">1 Paulo, prisioneiro de Cristo Jesus, e o irmão Timóteo, ao amado Filemom, nosso companheiro de trabalho,</text:p>
                                          <text:p text:style-name="P1">2 e à nossa irmã Áfia, e a Arquipo, nosso companheiro de lutas, e à igreja que está em tua casa:</text:p>
                                          <text:p text:style-name="P1">3 Graças a vós, e paz da parte de Deus nosso Pai, e do Senhor Jesus Cristo.</text:p>
                                          <text:p text:style-name="P1">4 Sempre dou graças ao meu Deus, lembrando-me de ti nas minhas orações,</text:p>
                                          <text:p text:style-name="P1">5 ao ouvir falar do amor e da fé que tens para com o Senhor Jesus e para com todos os santos;</text:p>
                                          <text:p text:style-name="P1">6 para que a comunicação da tua fé se torne eficaz, no pleno conhecimento de todo o bem que em nós há para com Cristo.</text:p>
                                          <text:p text:style-name="P1">7 Pois tive grande gozo e consolação no teu amor, porque por ti, irmão, os corações dos santos têm sido reanimados.</text:p>
                                          <text:p text:style-name="P1">8 Pelo que, embora tenha em Cristo plena liberdade para te mandar o que convém,</text:p>
                                          <text:p text:style-name="P1">9 todavia prefiro rogar-te por esse teu amor, sendo eu como sou, Paulo o velho, e agora até prisioneiro de Cristo Jesus,</text:p>
                                          <text:p text:style-name="P1">10 sim, rogo-te por meu filho Onésimo, que gerei nas minhas prisões;</text:p>
                                          <text:p text:style-name="P1">11 o qual outrora te foi inútil, mas agora a ti e a mim é muito útil;</text:p>
                                          <text:p text:style-name="P1">12 eu to torno a enviar, a ele que é o meu próprio coração.</text:p>
                                          <text:p text:style-name="P1">13 Eu bem quisera retê-lo comigo, para que em teu lugar me servisse nas prisões do evangelho;</text:p>
                                          <text:p text:style-name="P1">14 mas sem o teu consentimento nada quis fazer, para que o teu benefício não fosse como por força, mas, sim, espontâneo.</text:p>
                                          <text:p text:style-name="P1">15 Porque bem pode ser que ele se tenha separado de ti por algum tempo, para que o recobrasses para sempre,</text:p>
                                          <text:p text:style-name="P1">16 não já como escravo, antes mais do que escravo, como irmão amado, particularmente de mim, e quanto mais de ti, tanto na carne como também no Senhor.</text:p>
                                          <text:p text:style-name="P1">17 Assim pois, se me tens por companheiro, recebe-o como a mim mesmo.</text:p>
                                          <text:p text:style-name="P1">18 E, se te fez algum dano, ou te deve alguma coisa, lança-o minha conta.</text:p>
                                          <text:p text:style-name="P1">19 Eu, Paulo, de meu próprio punho o escrevo, eu o pagarei, para não te dizer que ainda a ti mesmo a mim te deves.</text:p>
                                          <text:p text:style-name="P1">20 Sim, irmão, eu quisera regozijar-me de ti no Senhor; reanima o meu coração em Cristo.</text:p>
                                          <text:p text:style-name="P1">21 Escrevo-te confiado na tua obediência, sabendo que farás ainda mais do que peço.</text:p>
                                          <text:p text:style-name="P1">22 E ao mesmo tempo, prepara-me também pousada, pois espero que pelas vossas orações hei de ser concedido.</text:p>
                                          <text:p text:style-name="P1">23 Saúda-te Epafras, meu companheiro de prisão em Cristo Jesus,</text:p>
                                          <text:p text:style-name="P1">24 assim como Marcos, Aristarco, Demas e Lucas, meus cooperadores.</text:p>
                                          <text:p text:style-name="P1">25 A graça do Senhor Jesus Cristo seja com o vosso espírito.</text:p>
                                        </text:section>
                                      </text:section>
                                    </text:section>
                                  </text:section>
                                </text:section>
                              </text:section>
                            </text:section>
                          </text:section>
                        </text:section>
                      </text:section>
                    </text:section>
                  </text:section>
                </text:section>
              </text:section>
            </text:section>
          </text:section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10-29T16:58:01.635096135</meta:creation-date>
    <dc:date>2023-10-29T17:57:37.291531595</dc:date>
    <meta:editing-duration>PT25M42S</meta:editing-duration>
    <meta:editing-cycles>18</meta:editing-cycles>
    <meta:generator>LibreOffice/6.0.7.3$Linux_X86_64 LibreOffice_project/00m0$Build-3</meta:generator>
    <meta:document-statistic meta:table-count="0" meta:image-count="0" meta:object-count="0" meta:page-count="1" meta:paragraph-count="26" meta:word-count="438" meta:character-count="2268" meta:non-whitespace-character-count="1856"/>
  </office:meta>
</office:document-meta>
</file>